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text-position="0% 100%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text-position="super 58%" style:text-underline-style="none"/>
    </style:style>
    <style:style style:name="T9" style:family="text">
      <style:text-properties style:text-line-through-style="none" style:text-position="0% 100%" style:text-underline-style="none"/>
    </style:style>
    <style:style style:name="T10" style:family="text">
      <style:text-properties style:text-line-through-style="none" style:text-position="0% 100%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32_5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3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Bible. O. T. Genesi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0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6">[Note: The number "83" is written in pencil and circled near the top right corner of the page.]</text:p>
      <text:p text:style-name="P6"/>
      <text:p text:style-name="P7">An explanatory lecture about/</text:p>
      <text:p text:style-name="P7">the nature of the serpent mentioned/</text:p>
      <text:p text:style-name="P7">in the book of Genesis/</text:p>
      <text:p text:style-name="P7"/>
      <text:p text:style-name="P6">[Page 1]</text:p>
      <text:p text:style-name="P6">Dear Brethren! <text:s/>A time-honored custom demands that the discourse/ delivered by a Jewish preacher on this Sabbath, should altoge-/-ther be directed to explaining the character of the ensuing/ festival. <text:s/>I have generally conformed with that goodly/ practice, and whereas on ordinary occasions, I endeavour to/ be brief, at each recurrence of the present, I have been/ wont to expatiate in pointing out the remarkable issues/ of the event which rendered Israel physically and morally/ free. <text:s/>But the day, I desire that you will allow/ me to deviate from a constant rule, so that I may redeem/ a promise left by circumstances too long unfulfilled./</text:p>
      <text:p text:style-name="P6">Permit me to solve the last of the three queries, submitted/ to my judgment, by a respect coreligionist./</text:p>
      <text:p text:style-name="P6">Beloved hearers! <text:s/>In the course of my exegetical lectures, you/ may have often heard me state that the Hebrew, like its/ kindred languages, abounds in expressions which can bear/ only an allegorical sense. <text:s/>But as I am aware/ that unless the faculty of discernment by which we may/ distinguish between a simple narrative and a metaphor is/ fully exercised, much confusion will arise even <text:span text:style-name="T2">as</text:span><text:span text:style-name="T5"> to determe</text:span><text:span text:style-name="T2">in even</text:span><text:span text:style-name="T5">/ what belongs to history and what to law. <text:s/>I would advise extreme/ caution in defining the import </text:span><text:soft-page-break/><text:span text:style-name="T5">of a scriptural text./</text:span></text:p>
      <text:p text:style-name="P6"><text:span text:style-name="T5"/></text:p>
      <text:p text:style-name="P6"><text:span text:style-name="T5">[Page 2]</text:span></text:p>
      <text:p text:style-name="P6"><text:span text:style-name="T5">In this respect, I conceive that we may suffer ourselves to/ be guided by the light, which, men possessed of vast erudition and/ sincere piety, have in olden times shed upon the Bible. <text:s/>At all/ events, by so doing, our religious habits would accord with those/ followed by the community of our brethren, and we would/ not presume to set up our individual opinion against that/ entertained by the house of Israel at large. <text:s/>However,/ the volumes of inspiration contain certain passages, where no/ ordinance is prescribed, and which form no link in the chain/ of our national history. <text:s/>On those I think we may freely speculate,/ for, at whatever conclusion we arrive, our religious demeanour/ would not be affected thereby. <text:s/>Now, my friends! in that/ category may be placed the passage, which I was requested/ to expound, for it will be readily conceded that whether the/ serpent which lured our mother Eve to sin, is regarded/ as the animal bearing that name, or, whether it is considered/ the embodiment of another object, the principles which govern/ </text:span><text:span text:style-name="T6">us</text:span><text:span text:style-name="T7">, O children of my people! do not suffer in nay wise./</text:span></text:p>
      <text:p text:style-name="P6"><text:span text:style-name="T7">It is not a dogma of Judaism to believe that the effect of the entice-/-ment has been the entailing of irrevocable misery on the/ whole human race and their spiritual perdition, for, according to/ </text:span><text:span text:style-name="T3">it</text:span><text:span text:style-name="T7"> the faith we profess, each individual is amenable to the Lord for his own actions;/</text:span></text:p>
      <text:p text:style-name="P6"><text:span text:style-name="T7"/></text:p>
      <text:p text:style-name="P6"><text:span text:style-name="T7">[Page 3]</text:span></text:p>
      <text:p text:style-name="P6"><text:span text:style-name="T7">nor does the occurrence on which our religious opponents lay so much stress appear to have influenced in aught the/ noble line of our ancestry. <text:s/>Nay even more: not once throughout Holy Writ,/ except where it properly belongs, is the incident in which the/ serpent played so prominent a part, reverted to. <text:s/>Hence I conceive/ that the mind of a well-thinking Israelite ought unhesitatingly/ to discard the theory by which the guilt of our first parents is fa-/-stened on their posterity, and man is condemned to suffer per-/-petual torments, unless he believes in the efficacy of a vi-/-carious sacrifice, of which the scriptures speak not./</text:span></text:p>
      <text:p text:style-name="P6"><text:span text:style-name="T7">But although the reasons just alleged are sufficiently cogent/ to make </text:span><text:span text:style-name="T6">us</text:span><text:span text:style-name="T7"> repel</text:span><text:span text:style-name="T3">l</text:span><text:span text:style-name="T7"> any </text:span><text:span text:style-name="T3">contrary</text:span><text:span text:style-name="T7"> such ideas as untenable and/ false, nevertheless, I feel bound to enlarge on the topic./ <text:s/>My querist seems desirous to learn, in what light our own/ authorities regarded the passage under discussion, and there-/-fore I must unfold to your views, what the volumes of/ antiquity contain. <text:s/>Among the numberless opinions ad-/-vanced touching the point at issue, three have found staunch/ advocates. <text:s/>According to the first, the serpent originally/ stood in the scale of creation between man and inferior beings;/ he was endowed with limited reason and speech, and held an/ erect posture. <text:s/>Those natural endowments, however, were/ withheld from him, when he maliciously schemed to destroy the/</text:span></text:p>
      <text:p text:style-name="P6"><text:span text:style-name="T7"/></text:p>
      <text:p text:style-name="P6"><text:span text:style-name="T7">[Page 4]</text:span></text:p>
      <text:p text:style-name="P6"><text:span text:style-name="T7">happiness of those whom God had raised exceedingly above him./ <text:s/>They who uphold the second, deny the existence of those powers in the serpent,/ but pretend</text:span><text:span text:style-name="T3">s</text:span><text:span text:style-name="T7"> that he was temporarily invested therewith in/ a supernatural manner, so that the faith of the two denizens/ of Eden might by that means be essayed. <text:s/>But they who/ </text:span><text:span text:style-name="T3">hold</text:span><text:span text:style-name="T7"> adhere to the third, see in the whole narrative a myth,/ representing a conflict between reflection and imagination, the/ victory of the latter over the former, and the suffering accruing/ therefrom. <text:s/>Each of these opinions has engaged the/ serious attention of celebrated commentators, who respectively brought/ to bear on it the weight of strong arguments. <text:s/>But with/ due deference to the learned, we prefer the first, as that which/ is the least open to objections. <text:s/>For, if the serpent was really the/ passive agent of a superior power, why was a punishment/ inflicted on him, which has endured from the primordial/ days of the world to the present time? <text:s/>"Shall not the Judge/ of all the earth do right"? <text:s/>And if the serpent never/ presented a different form from that which he now possesses,/ and consequently did not suffer by his </text:span><text:span text:style-name="T3">constra</text:span><text:span text:style-name="T7"> compulsory/ action, how could the Deity address to him words, whose/ import was incomprehensible to an irrational creature?/ <text:s/>It has been said, </text:span><text:soft-page-break/><text:span text:style-name="T7">and it is believed by a large portion/</text:span></text:p>
      <text:p text:style-name="P6"><text:span text:style-name="T7"/></text:p>
      <text:p text:style-name="P6"><text:span text:style-name="T7">[Page 5]</text:span></text:p>
      <text:p text:style-name="P6"><text:span text:style-name="T7">of our fellow-beings, that in the serpent of the book of Genesis,/ Satan is typified, that </text:span><text:span text:style-name="T6">he</text:span><text:span text:style-name="T7"> assumed that garb, incited by human/ hatred, and that him did God curse and threaten with utter/ destruction through the seed of woman. <text:s/>I have, my/ friends! in a former lecture, dwelt with all the powers of/ ratiocination at my command, on the popular belief in malign/ spirits, and endeavoured to disprove their existence. <text:s/>It/ would therefore be supererogatory to say that the above/ interpretation clashes with our mature conclusions, and is/ not admissible. <text:s/>But waving the subject altogether,/ can we not perceive at a glance, how groundless is the/ theory of our Nazarene</text:span><text:span text:style-name="T3">'s</text:span><text:span text:style-name="T7"> neighbours? <text:s/>We could not surely/ attach an allegorical sense to the condemnation against the/ serpent, without conceding it also to those pronounced by God/ against Eve and her life's copartner; for, all the three, occupy/ an identical position in the sacred pages, and cannot logically/ be disconnected from each other. <text:s/>Hence, if to bruise the head/ of the serpent "means to annihilate sin; "to bring forth/ children in sorrow," and "to eat bread in the sweat of the face"/ might be capable of any other signification differing from </text:span><text:span text:style-name="T3">than</text:span><text:span text:style-name="T7"> that which/ time and experience have proved true. <text:s/>Again, if the/ first member of the sentence is figurative, the second must/</text:span></text:p>
      <text:p text:style-name="P6"><text:span text:style-name="T7"/></text:p>
      <text:p text:style-name="P6"><text:span text:style-name="T7">[Page 6]</text:span></text:p>
      <text:p text:style-name="P6"><text:span text:style-name="T7">need be equally so. <text:s/>What can then </text:span><text:span text:style-name="T3">possibly</text:span><text:span text:style-name="T7"> metaphorically be the/ rendering of the phrase, "and thou shalt bruise his heel"? <text:s/>Or, is the/ action agreeable to the letter</text:span><text:span text:style-name="T3">s</text:span><text:span text:style-name="T7"> applicable at all to an ethereal essence?..Moreover, if/ the divine Messiah, who was to redeem the world from spiritual/ death, succeeded in destroying Satan's power, how could/ he summon strength again to injure mankind? <text:s/>Would/ not his downfall have purged the earth of all her inequities?/ <text:s/>Verily my friends! <text:s/>The idea is too abhorrent to reason and/ </text:span><text:span text:style-name="T6">our</text:span><text:span text:style-name="T7"> Bible, ever to be harbored by an Israelite?/ <text:s/>Nor can we concur in the opinion that the cause of our/ first parent's disobedience, their fall, and the punishment of/ those involved in it, are intended by the inspired writer, as a lesson/ of a metaphysical </text:span><text:span text:style-name="T3">nature</text:span><text:span text:style-name="T7"> character, for, such is not the </text:span><text:span text:style-name="T3">character</text:span><text:span text:style-name="T7"> province of/ the Mosaic </text:span><text:span text:style-name="T3">legislation</text:span><text:span text:style-name="T7"> revelation. <text:s/>In no instance does it deal in abstract/ notions. <text:s/>Facts and positive rules are its tuition. <text:s/>The law which/ we have inherited O Congregation of Jacob! is not a phylosophical[sic!]/ treatise which few only could comprehend, but a legislation/ directed to soften the heart, and guide the mind into the path/ of equity and righteousness. <text:s/>But irrespectively of this truth,/ we deem it dangerous to religion to change the unsophisticated/ teaching of Holy Writ into abstruse speculations. <text:s/>It is by fol-/-lowing such a course, that the Hellenists in olden times,/</text:span></text:p>
      <text:p text:style-name="P6"><text:span text:style-name="T7"/></text:p>
      <text:p text:style-name="P6"><text:span text:style-name="T7">[Page 7]</text:span></text:p>
      <text:p text:style-name="P6"><text:span text:style-name="T7">and our modern reformers have </text:span><text:span text:style-name="T3">estranged</text:span><text:span text:style-name="T7"> alienated Israel from their obedience to ancestral/ observances. <text:s/>It may be totally immaterial in the present case/ how the subject is treated, but what is unimportant in the theme/ under discussion, may greatly affect other passages of the/ heavenly volumes. <text:s/>We therefore, as already stated, fully/ assent to the opinion, advocated by the renowned Aben Ezra,/ that the serpent originally participated, to a limited extent,/ in the mental faculties of man, and that he likewise walked uprightly,/ for, when we survey the numerous gradations in the scale of/ beings, we cannot style that idea an absurdity, which/ discovers an intermediate rank between a highly intellectual/ creature and the brute. <text:s/>Thus, </text:span><text:span text:style-name="T3">And</text:span><text:span text:style-name="T7"> it was the will of/ Him who gave life to every thing which exists, to assign/ </text:span><text:span text:style-name="T6">that</text:span><text:span text:style-name="T7"> rank unto the serpent. <text:s/>But envy that rankled/ in his breast, conspired against his own happiness, as it/ marred that of God's most favored children. <text:s/>he was hurled down from his high station. <text:s/>Destitute of/ reason, and crawling upon the earth, as the most vile reptile,/ he </text:span><text:span text:style-name="T3">would be</text:span><text:span text:style-name="T7"> was to become an object of terror to man. <text:s/>And while the/ seed of the woman would seek in self-defence[sic!] to crush/ his head underfoot, he would in turn attack his adversary/ and poison his blood </text:span><text:soft-page-break/><text:span text:style-name="T7">by a bite at his heel. <text:s/>Such we con-/-ceive to be the only correct interpretation which the context/</text:span></text:p>
      <text:p text:style-name="P6"><text:span text:style-name="T7"/></text:p>
      <text:p text:style-name="P6"><text:span text:style-name="T7">[Page 8]</text:span></text:p>
      <text:p text:style-name="P6"><text:span text:style-name="T7">allows, and which human understanding can admit, consistently/ with the idea of divine justice./</text:span></text:p>
      <text:p text:style-name="P6"><text:span text:style-name="T7">It may be</text:span><text:span text:style-name="T8">2</text:span><text:span text:style-name="T9"> possibly</text:span><text:span text:style-name="T8">1</text:span><text:span text:style-name="T9"> argued, that the qualities we have/ attributed to the serpent are not enumerated in Holy/ Writ, and that consequently our premises and deductions/ are defective, but to that we reply, that the term ([Hebrew])/ "Ngarum" comprises them all, for, it is not barely signi-/-ficative of a subtle disposition, but it implies as well/ the possession of intellectual acumen, whether employed/ for a good or an evil purpose. <text:s/>Thus, Solomon wrote/ "Every one who is </text:span><text:span text:style-name="T10">Ngarum</text:span><text:span text:style-name="T9"> acts with knowledge". <text:s/>And on/ this score, the tempter seemingly exceeded the tempted./ <text:s/>It had pleased the Most High to bestow a </text:span><text:span text:style-name="T10">vast</text:span><text:span text:style-name="T9"> portion/ of his wisdom on the two beings He had formed after his own/ likeness. <text:s/>By that was Adam enabled--when all species/ of animals were made to pass in array, as it were, before/ his mind,--to assign to each an appellation suitable to/ its natural properties. <text:s/>But their Celestial Ma-/-ker had mercifully withheld from the fairest couple/ a feeling which only</text:span><text:span text:style-name="T8">2</text:span><text:span text:style-name="T9"> could</text:span><text:span text:style-name="T8">1</text:span><text:span text:style-name="T9"> be engendered by the abandon-/-ment of pristine innocence. <text:s/>To preserve them/ in unspotted parity, He had forbidden their partaking/</text:span></text:p>
      <text:p text:style-name="P6"><text:span text:style-name="T9"/></text:p>
      <text:p text:style-name="P6"><text:span text:style-name="T9">[Page 9]</text:span></text:p>
      <text:p text:style-name="P6"><text:span text:style-name="T9">of a fruit, which, through some mysterious power, awake-/-ned that sentiment. <text:s/>But a state so felicitous in its/ simplicity, stirred up envy in the breast of the serpent./ <text:s/>He </text:span><text:span text:style-name="T10">would</text:span><text:span text:style-name="T9"> disturb it, were he even to hazard his own hap-/-piness. <text:s/>And in order to compass his end, with/ more likelihood of success, he chose the feebler sex as </text:span><text:span text:style-name="T4">his</text:span><text:span text:style-name="T9"> the/ victim of his craftiness. <text:s/>He pictured to her in glowing charac-/-ters the result of following, without restraint, her own in-/-clination, and by wickedly misrepresenting the design of/ the beneficent Creator, he excited a craving for something/ unknown, which could no longer be suppressed. <text:s/>The/ veil was flung aside; the eyes of the unwary were/ opened. <text:s/>They discovered......not the promised/ knowledge; not the hidden paths of sapience, but shame,/ in </text:span><text:span text:style-name="T4">for</text:span><text:span text:style-name="T9"> that which was not </text:span><text:span text:style-name="T4">a</text:span><text:span text:style-name="T9"> shame. <text:s/>The good and evil/ they longed to discern, was not the understanding of that/ which is morally true or morally false, but a distinction/ among things which solely belong to the domains of human/ conventionalities, arising from human defection./</text:span></text:p>
      <text:p text:style-name="P6"><text:span text:style-name="T9">I am perfectly aware, dear friends! of my inability to/ elucidate this theme in a manner obvious to every mind,/ but let the little I have said be deeply reflected on by the/</text:span></text:p>
      <text:p text:style-name="P6"><text:span text:style-name="T9"/></text:p>
      <text:p text:style-name="P6"><text:span text:style-name="T9">[Page 10]</text:span></text:p>
      <text:p text:style-name="P6"><text:span text:style-name="T9">thoughtful, and a new light will break upon them./ <text:s/>"Let the wise man hear, and his learning will increase"/ The capacity he will acquire by meditating on our humble/ words, will qualify him to defend the sacred pages from/ the assault of infidels, and likewise to disprove the assertions/ of gentilism. <text:s/>It will inspire him with additional/ love for the ancestral religion, for, in contrasting the/ unsophisticated imparting of Moses with the mystical dogmas/ of the new dispensation, he will perceive that Israel alone/ is the repository of truth. <text:s/>Yes, "Israel was saved by the/ Eternal to enjoy an everlasting salvation, they shall never/ be put to shame, nor shall they be confounded while the world exists"/ <text:s/>And now, beloved hearers! my task is completed. <text:s/>It has entailed on/ me considerable labor, but if it </text:span><text:span text:style-name="T4">has</text:span><text:span text:style-name="T9"> benefitted[sic!] others as it improved/ my mind, I shall thank the occasion that called for it./ <text:s/>Indeed it would greatly assist the preacher, if questions of moment/ were propounded to him, for, not infrequently is he perplexed/ when in quest of a new topic on which to descant. <text:s/>Let us then/ work in concert, my dear friends! <text:s/>Seek ye for knowledge, and I,/ supported by the Lord of wisdom, will enlighten your understanding,/ for, such I deem my stringent duty, and to that goal tend all </text:span><text:span text:style-name="T4">our</text:span><text:span text:style-name="T9"> my/ effort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6-07T13:49:24.39</meta:creation-date>
    <meta:document-statistic meta:table-count="0" meta:image-count="0" meta:object-count="0" meta:page-count="5" meta:paragraph-count="91" meta:word-count="2444" meta:character-count="14964"/>
    <dc:date>2012-06-07T15:32:35.93</dc:date>
    <dc:creator>Penn Libraries</dc:creator>
    <meta:editing-duration>PT00H00M29S</meta:editing-duration>
    <meta:editing-cycles>1</meta:editing-cycles>
    <meta:generator>OpenOffice.org/3.2$Win32 OpenOffice.org_project/320m12$Build-9483</meta:generator>
  </office:meta>
</office:document-meta>
</file>